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429in"/>
    </style:style>
    <style:style style:name="co2" style:family="table-column">
      <style:table-column-properties fo:break-before="auto" style:column-width="0.6189in"/>
    </style:style>
    <style:style style:name="co3" style:family="table-column">
      <style:table-column-properties fo:break-before="auto" style:column-width="0.5583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1.7272in"/>
    </style:style>
    <style:style style:name="co7" style:family="table-column">
      <style:table-column-properties fo:break-before="auto" style:column-width="0.928in"/>
    </style:style>
    <style:style style:name="co8" style:family="table-column">
      <style:table-column-properties fo:break-before="auto" style:column-width="1.3047in"/>
    </style:style>
    <style:style style:name="co9" style:family="table-column">
      <style:table-column-properties fo:break-before="auto" style:column-width="1.245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Corner">
      <style:table-cell-properties fo:border-bottom="none" fo:border-left="none" fo:border-right="none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1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5" style:family="table-cell" style:parent-style-name="Pivot_20_Table_20_Value" style:data-style-name="N0">
      <style:table-cell-properties fo:border-bottom="2.01pt solid #000000" fo:border-left="0.99pt solid #000000" fo:border-right="none" fo:border-top="0.99pt solid #000000"/>
    </style:style>
    <style:style style:name="ce1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19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23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ransferred Size (Byte)</text:p>
          </table:table-cell>
          <table:table-cell office:value-type="string" calcext:value-type="string">
            <text:p>Transferred Size (GB)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Cost ($)</text:p>
          </table:table-cell>
          <table:table-cell office:value-type="string" calcext:value-type="string">
            <text:p>Lambda Time (ms)</text:p>
          </table:table-cell>
        </table:table-row>
        <table:table-row table:style-name="ro1">
          <table:table-cell office:value-type="string" calcext:value-type="string">
            <text:p>Mon Mar 20 17:35:00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olumn</text:p>
          </table:table-cell>
          <table:table-cell office:value-type="float" office:value="1000" calcext:value-type="float">
            <text:p>1000</text:p>
          </table:table-cell>
          <table:table-cell office:value-type="float" office:value="78383153152" calcext:value-type="float">
            <text:p>78383153152</text:p>
          </table:table-cell>
          <table:table-cell table:formula="of:=[.E2]/1024/1024/1024" office:value-type="float" office:value="73" calcext:value-type="float">
            <text:p>73</text:p>
          </table:table-cell>
          <table:table-cell office:value-type="float" office:value="921" calcext:value-type="float">
            <text:p>921</text:p>
          </table:table-cell>
          <table:table-cell office:value-type="float" office:value="5.842336" calcext:value-type="float">
            <text:p>5.842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Mar 20 18:10:35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olumn</text:p>
          </table:table-cell>
          <table:table-cell office:value-type="float" office:value="1000" calcext:value-type="float">
            <text:p>1000</text:p>
          </table:table-cell>
          <table:table-cell office:value-type="float" office:value="78383153152" calcext:value-type="float">
            <text:p>78383153152</text:p>
          </table:table-cell>
          <table:table-cell table:formula="of:=[.E3]/1024/1024/1024" office:value-type="float" office:value="73" calcext:value-type="float">
            <text:p>73</text:p>
          </table:table-cell>
          <table:table-cell office:value-type="float" office:value="874.71" calcext:value-type="float">
            <text:p>874.71</text:p>
          </table:table-cell>
          <table:table-cell office:value-type="float" office:value="5.842336" calcext:value-type="float">
            <text:p>5.842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Mar 20 18:46:55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ube</text:p>
          </table:table-cell>
          <table:table-cell office:value-type="float" office:value="0" calcext:value-type="float">
            <text:p>0</text:p>
          </table:table-cell>
          <table:table-cell office:value-type="float" office:value="68717468160" calcext:value-type="float">
            <text:p>68717468160</text:p>
          </table:table-cell>
          <table:table-cell table:formula="of:=[.E4]/1024/1024/1024" office:value-type="float" office:value="63.9981293678284" calcext:value-type="float">
            <text:p>63.9981293678284</text:p>
          </table:table-cell>
          <table:table-cell office:value-type="float" office:value="598.152" calcext:value-type="float">
            <text:p>598.152</text:p>
          </table:table-cell>
          <table:table-cell office:value-type="float" office:value="5.76788226650455" calcext:value-type="float">
            <text:p>5.76788226650455</text:p>
          </table:table-cell>
          <table:table-cell office:value-type="float" office:value="363702" calcext:value-type="float">
            <text:p>363702</text:p>
          </table:table-cell>
        </table:table-row>
        <table:table-row table:style-name="ro1">
          <table:table-cell office:value-type="string" calcext:value-type="string">
            <text:p>Mon Mar 20 18:56:58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row</text:p>
          </table:table-cell>
          <table:table-cell office:value-type="float" office:value="1000" calcext:value-type="float">
            <text:p>1000</text:p>
          </table:table-cell>
          <table:table-cell office:value-type="float" office:value="68718428160" calcext:value-type="float">
            <text:p>68718428160</text:p>
          </table:table-cell>
          <table:table-cell table:formula="of:=[.E5]/1024/1024/1024" office:value-type="float" office:value="63.9990234375" calcext:value-type="float">
            <text:p>63.9990234375</text:p>
          </table:table-cell>
          <table:table-cell office:value-type="float" office:value="601.434" calcext:value-type="float">
            <text:p>601.434</text:p>
          </table:table-cell>
          <table:table-cell office:value-type="float" office:value="5.122257875" calcext:value-type="float">
            <text:p>5.12225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Mar 20 19:09:47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ube</text:p>
          </table:table-cell>
          <table:table-cell office:value-type="float" office:value="0" calcext:value-type="float">
            <text:p>0</text:p>
          </table:table-cell>
          <table:table-cell office:value-type="float" office:value="68717468160" calcext:value-type="float">
            <text:p>68717468160</text:p>
          </table:table-cell>
          <table:table-cell table:formula="of:=[.E6]/1024/1024/1024" office:value-type="float" office:value="63.9981293678284" calcext:value-type="float">
            <text:p>63.9981293678284</text:p>
          </table:table-cell>
          <table:table-cell office:value-type="float" office:value="597.507" calcext:value-type="float">
            <text:p>597.507</text:p>
          </table:table-cell>
          <table:table-cell office:value-type="float" office:value="5.76671007680455" calcext:value-type="float">
            <text:p>5.76671007680455</text:p>
          </table:table-cell>
          <table:table-cell office:value-type="float" office:value="293511" calcext:value-type="float">
            <text:p>293511</text:p>
          </table:table-cell>
        </table:table-row>
        <table:table-row table:style-name="ro1">
          <table:table-cell office:value-type="string" calcext:value-type="string">
            <text:p>Mon Mar 20 19:19:51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68718428160" calcext:value-type="float">
            <text:p>68718428160</text:p>
          </table:table-cell>
          <table:table-cell table:formula="of:=[.E7]/1024/1024/1024" office:value-type="float" office:value="63.9990234375" calcext:value-type="float">
            <text:p>63.9990234375</text:p>
          </table:table-cell>
          <table:table-cell office:value-type="float" office:value="597.68" calcext:value-type="float">
            <text:p>597.68</text:p>
          </table:table-cell>
          <table:table-cell office:value-type="float" office:value="5.772031425175" calcext:value-type="float">
            <text:p>5.772031425175</text:p>
          </table:table-cell>
          <table:table-cell office:value-type="float" office:value="598474" calcext:value-type="float">
            <text:p>598474</text:p>
          </table:table-cell>
        </table:table-row>
        <table:table-row table:style-name="ro1">
          <table:table-cell office:value-type="string" calcext:value-type="string">
            <text:p>Mon Mar 20 19:29:54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lumn</text:p>
          </table:table-cell>
          <table:table-cell office:value-type="float" office:value="0" calcext:value-type="float">
            <text:p>0</text:p>
          </table:table-cell>
          <table:table-cell office:value-type="float" office:value="68718428160" calcext:value-type="float">
            <text:p>68718428160</text:p>
          </table:table-cell>
          <table:table-cell table:formula="of:=[.E8]/1024/1024/1024" office:value-type="float" office:value="63.9990234375" calcext:value-type="float">
            <text:p>63.9990234375</text:p>
          </table:table-cell>
          <table:table-cell office:value-type="float" office:value="598.828" calcext:value-type="float">
            <text:p>598.828</text:p>
          </table:table-cell>
          <table:table-cell office:value-type="float" office:value="5.772441660675" calcext:value-type="float">
            <text:p>5.772441660675</text:p>
          </table:table-cell>
          <table:table-cell office:value-type="float" office:value="623039" calcext:value-type="float">
            <text:p>623039</text:p>
          </table:table-cell>
        </table:table-row>
        <table:table-row table:style-name="ro1">
          <table:table-cell office:value-type="string" calcext:value-type="string">
            <text:p>Mon Mar 20 19:39:58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ube</text:p>
          </table:table-cell>
          <table:table-cell office:value-type="float" office:value="1000" calcext:value-type="float">
            <text:p>1000</text:p>
          </table:table-cell>
          <table:table-cell office:value-type="float" office:value="72661801088" calcext:value-type="float">
            <text:p>72661801088</text:p>
          </table:table-cell>
          <table:table-cell table:formula="of:=[.E9]/1024/1024/1024" office:value-type="float" office:value="67.6715756654739" calcext:value-type="float">
            <text:p>67.6715756654739</text:p>
          </table:table-cell>
          <table:table-cell office:value-type="string" calcext:value-type="string">
            <text:p>Time:697.14</text:p>
          </table:table-cell>
          <table:table-cell office:value-type="float" office:value="5.41599405323792" calcext:value-type="float">
            <text:p>5.41599405323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Mar 20 20:15:18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row</text:p>
          </table:table-cell>
          <table:table-cell office:value-type="float" office:value="1000" calcext:value-type="float">
            <text:p>1000</text:p>
          </table:table-cell>
          <table:table-cell office:value-type="float" office:value="68718428160" calcext:value-type="float">
            <text:p>68718428160</text:p>
          </table:table-cell>
          <table:table-cell table:formula="of:=[.E10]/1024/1024/1024" office:value-type="float" office:value="63.9990234375" calcext:value-type="float">
            <text:p>63.9990234375</text:p>
          </table:table-cell>
          <table:table-cell office:value-type="float" office:value="613.25" calcext:value-type="float">
            <text:p>613.25</text:p>
          </table:table-cell>
          <table:table-cell office:value-type="float" office:value="5.122257875" calcext:value-type="float">
            <text:p>5.12225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Mar 20 20:40:07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68718428160" calcext:value-type="float">
            <text:p>68718428160</text:p>
          </table:table-cell>
          <table:table-cell table:formula="of:=[.E11]/1024/1024/1024" office:value-type="float" office:value="63.9990234375" calcext:value-type="float">
            <text:p>63.9990234375</text:p>
          </table:table-cell>
          <table:table-cell office:value-type="float" office:value="598.632" calcext:value-type="float">
            <text:p>598.632</text:p>
          </table:table-cell>
          <table:table-cell office:value-type="float" office:value="5.770199401775" calcext:value-type="float">
            <text:p>5.770199401775</text:p>
          </table:table-cell>
          <table:table-cell office:value-type="float" office:value="488772" calcext:value-type="float">
            <text:p>488772</text:p>
          </table:table-cell>
        </table:table-row>
        <table:table-row table:style-name="ro1">
          <table:table-cell office:value-type="string" calcext:value-type="string">
            <text:p>Mon Mar 20 20:50:11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lumn</text:p>
          </table:table-cell>
          <table:table-cell office:value-type="float" office:value="0" calcext:value-type="float">
            <text:p>0</text:p>
          </table:table-cell>
          <table:table-cell office:value-type="float" office:value="68718428160" calcext:value-type="float">
            <text:p>68718428160</text:p>
          </table:table-cell>
          <table:table-cell table:formula="of:=[.E12]/1024/1024/1024" office:value-type="float" office:value="63.9990234375" calcext:value-type="float">
            <text:p>63.9990234375</text:p>
          </table:table-cell>
          <table:table-cell office:value-type="float" office:value="600.022" calcext:value-type="float">
            <text:p>600.022</text:p>
          </table:table-cell>
          <table:table-cell office:value-type="float" office:value="5.771459032675" calcext:value-type="float">
            <text:p>5.771459032675</text:p>
          </table:table-cell>
          <table:table-cell office:value-type="float" office:value="564199" calcext:value-type="float">
            <text:p>564199</text:p>
          </table:table-cell>
        </table:table-row>
        <table:table-row table:style-name="ro1">
          <table:table-cell office:value-type="string" calcext:value-type="string">
            <text:p>Mon Mar 20 21:00:29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ube</text:p>
          </table:table-cell>
          <table:table-cell office:value-type="float" office:value="1000" calcext:value-type="float">
            <text:p>1000</text:p>
          </table:table-cell>
          <table:table-cell office:value-type="float" office:value="72661801088" calcext:value-type="float">
            <text:p>72661801088</text:p>
          </table:table-cell>
          <table:table-cell table:formula="of:=[.E13]/1024/1024/1024" office:value-type="float" office:value="67.6715756654739" calcext:value-type="float">
            <text:p>67.6715756654739</text:p>
          </table:table-cell>
          <table:table-cell office:value-type="float" office:value="685.13" calcext:value-type="float">
            <text:p>685.13</text:p>
          </table:table-cell>
          <table:table-cell office:value-type="float" office:value="5.41599405323792" calcext:value-type="float">
            <text:p>5.4159940532379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ivot Table_out_1" table:style-name="ta1">
        <table:table-column table:style-name="co10" table:default-cell-style-name="ce3"/>
        <table:table-column table:style-name="co10" table:number-columns-repeated="2" table:default-cell-style-name="ce9"/>
        <table:table-column table:style-name="co10" table:default-cell-style-name="ce14"/>
        <table:table-column table:style-name="co10" table:default-cell-style-name="ce18"/>
        <table:table-column table:style-name="co10" table:default-cell-style-name="ce22"/>
        <table:table-row table:style-name="ro1">
          <table:table-cell table:style-name="ce1"/>
          <table:table-cell table:style-name="ce7"/>
          <table:table-cell table:style-name="ce11"/>
          <table:table-cell table:style-name="ce12" office:value-type="string" calcext:value-type="string">
            <text:p>Data</text:p>
          </table:table-cell>
          <table:table-cell table:style-name="ce16"/>
          <table:table-cell table:style-name="ce20"/>
        </table:table-row>
        <table:table-row table:style-name="ro1">
          <table:table-cell table:style-name="ce2" office:value-type="string" calcext:value-type="string">
            <text:p>Platform</text:p>
          </table:table-cell>
          <table:table-cell table:style-name="ce8" office:value-type="string" calcext:value-type="string">
            <text:p>Query</text:p>
          </table:table-cell>
          <table:table-cell table:style-name="ce8" office:value-type="string" calcext:value-type="string">
            <text:p>Phi</text:p>
          </table:table-cell>
          <table:table-cell table:style-name="ce13" office:value-type="string" calcext:value-type="string">
            <text:p>Median - Total Time (s)</text:p>
          </table:table-cell>
          <table:table-cell table:style-name="ce17" office:value-type="string" calcext:value-type="string">
            <text:p>Median - Cost ($)</text:p>
          </table:table-cell>
          <table:table-cell table:style-name="ce21" office:value-type="string" calcext:value-type="string">
            <text:p>Median - Transferred Size (GB)</text:p>
          </table:table-cell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column</text:p>
          </table:table-cell>
          <table:table-cell office:value-type="float" office:value="1000" calcext:value-type="float">
            <text:p>1000</text:p>
          </table:table-cell>
          <table:table-cell office:value-type="float" office:value="897.855" calcext:value-type="float">
            <text:p>897.855</text:p>
          </table:table-cell>
          <table:table-cell office:value-type="float" office:value="5.842336" calcext:value-type="float">
            <text:p>5.84233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4"/>
          <table:table-cell office:value-type="string" calcext:value-type="string">
            <text:p>cube</text:p>
          </table:table-cell>
          <table:table-cell office:value-type="float" office:value="1000" calcext:value-type="float">
            <text:p>1000</text:p>
          </table:table-cell>
          <table:table-cell office:value-type="float" office:value="685.13" calcext:value-type="float">
            <text:p>685.13</text:p>
          </table:table-cell>
          <table:table-cell office:value-type="float" office:value="5.41599405323792" calcext:value-type="float">
            <text:p>5.41599405323792</text:p>
          </table:table-cell>
          <table:table-cell office:value-type="float" office:value="67.6715756654739" calcext:value-type="float">
            <text:p>67.6715756654739</text:p>
          </table:table-cell>
        </table:table-row>
        <table:table-row table:style-name="ro1">
          <table:table-cell table:style-name="ce5"/>
          <table:table-cell office:value-type="string" calcext:value-type="string">
            <text:p>row</text:p>
          </table:table-cell>
          <table:table-cell office:value-type="float" office:value="1000" calcext:value-type="float">
            <text:p>1000</text:p>
          </table:table-cell>
          <table:table-cell office:value-type="float" office:value="607.342" calcext:value-type="float">
            <text:p>607.342</text:p>
          </table:table-cell>
          <table:table-cell office:value-type="float" office:value="5.122257875" calcext:value-type="float">
            <text:p>5.122257875</text:p>
          </table:table-cell>
          <table:table-cell office:value-type="float" office:value="63.9990234375" calcext:value-type="float">
            <text:p>63.9990234375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column</text:p>
          </table:table-cell>
          <table:table-cell office:value-type="float" office:value="0" calcext:value-type="float">
            <text:p>0</text:p>
          </table:table-cell>
          <table:table-cell office:value-type="float" office:value="599.425" calcext:value-type="float">
            <text:p>599.425</text:p>
          </table:table-cell>
          <table:table-cell office:value-type="float" office:value="5.771950346675" calcext:value-type="float">
            <text:p>5.771950346675</text:p>
          </table:table-cell>
          <table:table-cell office:value-type="float" office:value="63.9990234375" calcext:value-type="float">
            <text:p>63.9990234375</text:p>
          </table:table-cell>
        </table:table-row>
        <table:table-row table:style-name="ro1">
          <table:table-cell table:style-name="ce4"/>
          <table:table-cell office:value-type="string" calcext:value-type="string">
            <text:p>cube</text:p>
          </table:table-cell>
          <table:table-cell office:value-type="float" office:value="0" calcext:value-type="float">
            <text:p>0</text:p>
          </table:table-cell>
          <table:table-cell office:value-type="float" office:value="597.8295" calcext:value-type="float">
            <text:p>597.8295</text:p>
          </table:table-cell>
          <table:table-cell office:value-type="float" office:value="5.76729617165455" calcext:value-type="float">
            <text:p>5.76729617165455</text:p>
          </table:table-cell>
          <table:table-cell office:value-type="float" office:value="63.9981293678284" calcext:value-type="float">
            <text:p>63.9981293678284</text:p>
          </table:table-cell>
        </table:table-row>
        <table:table-row table:style-name="ro1">
          <table:table-cell table:style-name="ce6"/>
          <table:table-cell table:style-name="ce10" office:value-type="string" calcext:value-type="string">
            <text:p>row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598.156" calcext:value-type="float">
            <text:p>598.156</text:p>
          </table:table-cell>
          <table:table-cell table:style-name="ce19" office:value-type="float" office:value="5.771115413475" calcext:value-type="float">
            <text:p>5.771115413475</text:p>
          </table:table-cell>
          <table:table-cell table:style-name="ce23" office:value-type="float" office:value="63.9990234375" calcext:value-type="float">
            <text:p>63.9990234375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F8" table:buttons="'Pivot Table_out_1'.A2 'Pivot Table_out_1'.B2 'Pivot Table_out_1'.C2 'Pivot Table_out_1'.D1" table:grand-total="none" table:show-filter-button="false">
          <table:source-cell-range table:cell-range-address="out.A1:out.I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zure" table:display="true" table:show-details="true"/>
                <table:data-pilot-member table:name="S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ry" table:orientation="row" table:used-hierarchy="0" table:function="auto">
            <table:data-pilot-level table:show-empty="false" calcext:repeat-item-labels="false">
              <table:data-pilot-members>
                <table:data-pilot-member table:name="column" table:display="true" table:show-details="true"/>
                <table:data-pilot-member table:name="cube" table:display="true" table:show-details="true"/>
                <table:data-pilot-member table:name="row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hi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median">
            <table:data-pilot-level table:show-empty="false" calcext:repeat-item-labels="false">
              <table:data-pilot-members>
                <table:data-pilot-member table:name="597.507" table:display="true" table:show-details="true"/>
                <table:data-pilot-member table:name="597.68" table:display="true" table:show-details="true"/>
                <table:data-pilot-member table:name="598.152" table:display="true" table:show-details="true"/>
                <table:data-pilot-member table:name="598.632" table:display="true" table:show-details="true"/>
                <table:data-pilot-member table:name="598.828" table:display="true" table:show-details="true"/>
                <table:data-pilot-member table:name="600.022" table:display="true" table:show-details="true"/>
                <table:data-pilot-member table:name="601.434" table:display="true" table:show-details="true"/>
                <table:data-pilot-member table:name="613.25" table:display="true" table:show-details="true"/>
                <table:data-pilot-member table:name="685.13" table:display="true" table:show-details="true"/>
                <table:data-pilot-member table:name="874.71" table:display="true" table:show-details="true"/>
                <table:data-pilot-member table:name="921" table:display="true" table:show-details="true"/>
                <table:data-pilot-member table:name="Time:697.1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 ($)" table:orientation="data" table:used-hierarchy="0" table:function="median">
            <table:data-pilot-level table:show-empty="false" calcext:repeat-item-labels="false">
              <table:data-pilot-members>
                <table:data-pilot-member table:name="5.122257875" table:display="true" table:show-details="true"/>
                <table:data-pilot-member table:name="5.41599405323792" table:display="true" table:show-details="true"/>
                <table:data-pilot-member table:name="5.76671007680455" table:display="true" table:show-details="true"/>
                <table:data-pilot-member table:name="5.76788226650455" table:display="true" table:show-details="true"/>
                <table:data-pilot-member table:name="5.770199401775" table:display="true" table:show-details="true"/>
                <table:data-pilot-member table:name="5.771459032675" table:display="true" table:show-details="true"/>
                <table:data-pilot-member table:name="5.772031425175" table:display="true" table:show-details="true"/>
                <table:data-pilot-member table:name="5.772441660675" table:display="true" table:show-details="true"/>
                <table:data-pilot-member table:name="5.8423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sferred Size (GB)" table:orientation="data" table:used-hierarchy="0" table:function="median">
            <table:data-pilot-level table:show-empty="false" calcext:repeat-item-labels="false">
              <table:data-pilot-members>
                <table:data-pilot-member table:name="63.9981293678284" table:display="true" table:show-details="true"/>
                <table:data-pilot-member table:name="63.9990234375" table:display="true" table:show-details="true"/>
                <table:data-pilot-member table:name="67.6715756654739" table:display="true" table:show-details="true"/>
                <table:data-pilot-member table:name="7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21T14:50:16.962169120</dc:date>
    <meta:editing-duration>PT4M23S</meta:editing-duration>
    <meta:editing-cycles>1</meta:editing-cycles>
    <meta:document-statistic meta:table-count="2" meta:cell-count="156" meta:object-count="0"/>
    <meta:generator>LibreOffice/7.2.4.1$MacOSX_X86_64 LibreOffice_project/27d75539669ac387bb498e35313b970b7fe9c4f9</meta:generator>
  </office:meta>
</office:document-meta>
</file>